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style-name="ce9"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style-name="ce9"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style-name="ce9"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style-name="ce9"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style-name="ce9"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style-name="ce9"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style-name="ce9"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8-30" calcext:value-type="date">
            <text:p>30.08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29] + [.C30]" office:value-type="float" office:value="82298" calcext:value-type="float">
            <text:p>82 298</text:p>
          </table:table-cell>
          <table:table-cell table:style-name="ce7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style-name="ce9"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10.75" calcext:value-type="float">
            <text:p>110,75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98" calcext:value-type="float">
            <text:p>82 298</text:p>
          </table:table-cell>
          <table:table-cell/>
          <table:table-cell table:formula="of:= [.F30] + [.E31]" office:value-type="float" office:value="412820" calcext:value-type="float">
            <text:p>412 820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float" office:value="89.8" calcext:value-type="float">
            <text:p>89,80</text:p>
          </table:table-cell>
          <table:table-cell table:number-columns-repeated="2"/>
          <table:table-cell table:formula="of:= [.J31] - [.J30] - [.I31]" office:value-type="float" office:value="-1694535" calcext:value-type="float">
            <text:p>-1694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31T12:18:35.836779456</dc:date>
    <dc:creator>Tomáš Metelka</dc:creator>
    <meta:editing-duration>P10DT46M15S</meta:editing-duration>
    <meta:editing-cycles>14</meta:editing-cycles>
    <meta:generator>LibreOffice/6.0.7.3$Linux_X86_64 LibreOffice_project/00m0$Build-3</meta:generator>
    <meta:document-statistic meta:table-count="1" meta:cell-count="144" meta:object-count="0"/>
  </office:meta>
</office:document-meta>
</file>